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42cm" fo:min-width="2.808cm"/>
      <style:paragraph-properties style:writing-mode="lr-tb"/>
    </style:style>
    <style:style style:name="gr2" style:family="graphic" style:parent-style-name="standard">
      <style:graphic-properties draw:fill-color="#ffd428" draw:textarea-horizontal-align="justify" draw:textarea-vertical-align="middle" draw:auto-grow-height="false" fo:min-height="0.545cm" fo:min-width="0.771cm"/>
      <style:paragraph-properties style:writing-mode="lr-tb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 fo:min-height="2.042cm" fo:min-width="2.808cm"/>
      <style:paragraph-properties style:writing-mode="lr-tb"/>
    </style:style>
    <style:style style:name="gr4" style:family="graphic" style:parent-style-name="standard">
      <style:graphic-properties draw:fill-color="#468a1a" draw:textarea-horizontal-align="justify" draw:textarea-vertical-align="middle" draw:auto-grow-height="false" fo:min-height="1.02cm" fo:min-width="2.041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fill-color="#ffd428" draw:textarea-horizontal-align="justify" draw:textarea-vertical-align="middle" draw:auto-grow-height="false" fo:min-height="0.862cm" fo:min-width="0.771cm"/>
      <style:paragraph-properties style:writing-mode="lr-tb"/>
    </style:style>
    <style:style style:name="gr7" style:family="graphic" style:parent-style-name="standard">
      <style:graphic-properties draw:fill-color="#333333" draw:textarea-horizontal-align="justify" draw:textarea-vertical-align="middle" draw:auto-grow-height="false" fo:min-height="1.993cm" fo:min-width="3.057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22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41cm"/>
      <style:paragraph-properties style:writing-mode="lr-tb"/>
    </style:style>
    <style:style style:name="gr11" style:family="graphic" style:parent-style-name="standard">
      <style:graphic-properties svg:stroke-color="#000000" draw:fill-color="#999999" draw:textarea-horizontal-align="justify" draw:textarea-vertical-align="middle" draw:auto-grow-height="false" fo:min-height="1.52cm" fo:min-width="1.904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554cm" fo:min-width="0.38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d428"/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-color="#3465a4"/>
      <style:paragraph-properties fo:text-align="center"/>
      <style:text-properties fo:color="#ffffff"/>
    </style:style>
    <style:style style:name="P5" style:family="paragraph">
      <loext:graphic-properties draw:fill-color="#468a1a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333333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-color="#999999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ffffff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556cm" svg:height="2.54cm" svg:x="0.508cm" svg:y="9.733cm">
          <text:p text:style-name="P1">Training:</text:p>
          <text:p text:style-name="P1">TensorFlow</text:p>
          <text:p text:style-name="P1">Ker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1.27cm" svg:height="1.27cm" svg:x="5.207cm" svg:y="10.368cm">
          <text:p text:style-name="P1">.h5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5" draw:id="id5" draw:layer="layout" svg:width="1.27cm" svg:height="1.27cm" svg:x="12.319cm" svg:y="10.368cm">
          <text:p text:style-name="P1">.p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6" draw:id="id6" draw:layer="layout" svg:width="3.556cm" svg:height="2.54cm" svg:x="14.732cm" svg:y="9.733cm">
          <text:p text:style-name="P3"><text:span text:style-name="T1">O</text:span><text:span text:style-name="T1">p</text:span><text:span text:style-name="T1">e</text:span><text:span text:style-name="T1">n</text:span><text:span text:style-name="T1">V</text:span><text:span text:style-name="T1">I</text:span><text:span text:style-name="T1">N</text:span><text:span text:style-name="T1">O</text:span></text:p>
          <text:p text:style-name="P3"><text:span text:style-name="T1">M</text:span><text:span text:style-name="T1">o</text:span><text:span text:style-name="T1">d</text:span><text:span text:style-name="T1">el</text:span></text:p>
          <text:p text:style-name="P3"><text:span text:style-name="T1">O</text:span><text:span text:style-name="T1">p</text:span><text:span text:style-name="T1">ti</text:span><text:span text:style-name="T1">m</text:span><text:span text:style-name="T1">iz</text:span><text:span text:style-name="T1">e</text:span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2.54cm" svg:height="2.032cm" svg:x="1.016cm" svg:y="6.777cm">
          <text:p text:style-name="P1">Training</text:p>
          <text:p text:style-name="P1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6" draw:layer="layout" svg:x1="2.286cm" svg:y1="8.809cm" svg:x2="2.286cm" svg:y2="9.733cm" draw:start-shape="id1" draw:start-glue-point="7" draw:end-shape="id2" draw:end-glue-point="0" svg:d="M2286 8809v924" svg:viewBox="0 0 1 925">
          <text:p/>
        </draw:connector>
        <draw:connector draw:style-name="gr5" draw:text-style-name="P6" draw:layer="layout" svg:x1="4.064cm" svg:y1="11.003cm" svg:x2="5.207cm" svg:y2="11.003cm" draw:start-shape="id2" draw:start-glue-point="1" draw:end-shape="id3" draw:end-glue-point="6" svg:d="M4064 11003h1143" svg:viewBox="0 0 1144 1">
          <text:p/>
        </draw:connector>
        <draw:custom-shape draw:style-name="gr1" draw:text-style-name="P1" xml:id="id4" draw:id="id4" draw:layer="layout" svg:width="3.556cm" svg:height="2.54cm" svg:x="7.62cm" svg:y="9.733cm">
          <text:p text:style-name="P1">Freeze</text:p>
          <text:p text:style-name="P1">Keras</text:p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6.477cm" svg:y1="11.003cm" svg:x2="7.62cm" svg:y2="11.003cm" draw:start-shape="id3" draw:start-glue-point="8" draw:end-shape="id4" draw:end-glue-point="3" svg:d="M6477 11003h1143" svg:viewBox="0 0 1144 1">
          <text:p/>
        </draw:connector>
        <draw:connector draw:style-name="gr5" draw:text-style-name="P6" draw:layer="layout" svg:x1="11.176cm" svg:y1="11.003cm" svg:x2="12.319cm" svg:y2="11.003cm" draw:start-shape="id4" draw:start-glue-point="1" draw:end-shape="id5" draw:end-glue-point="6" svg:d="M11176 11003h1143" svg:viewBox="0 0 1144 1">
          <text:p/>
        </draw:connector>
        <draw:connector draw:style-name="gr5" draw:text-style-name="P6" draw:layer="layout" svg:x1="13.589cm" svg:y1="11.003cm" svg:x2="14.732cm" svg:y2="11.003cm" draw:start-shape="id5" draw:start-glue-point="8" draw:end-shape="id6" draw:end-glue-point="3" svg:d="M13589 11003h1143" svg:viewBox="0 0 1144 1">
          <text:p/>
        </draw:connector>
        <draw:custom-shape draw:style-name="gr6" draw:text-style-name="P2" xml:id="id12" draw:id="id12" draw:layer="layout" svg:width="1.27cm" svg:height="1.778cm" svg:x="19.558cm" svg:y="10.104cm">
          <text:p text:style-name="P1">.xml</text:p>
          <text:p text:style-name="P1">.bin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7" xml:id="id7" draw:id="id7" draw:layer="layout" svg:width="3.556cm" svg:height="2.54cm" svg:x="0.508cm" svg:y="3.637cm">
          <text:p text:style-name="P1">Imperative</text:p>
          <text:p text:style-name="P1">Code</text:p>
          <text:p text:style-name="P1">(C++)</text:p>
          <draw:enhanced-geometry svg:viewBox="0 0 21600 21600" draw:glue-points="10800 0 0 10800 10800 21600 21600 10800" draw:text-areas="0 0 21600 ?f11" draw:type="paper" draw:modifiers="18630.53134664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8" xml:id="id8" draw:id="id8" draw:layer="layout" svg:width="1.016cm" svg:height="1.016cm" svg:x="5.334cm" svg:y="4.3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5" draw:text-style-name="P6" draw:layer="layout" svg:x1="4.064cm" svg:y1="4.907cm" svg:x2="5.334cm" svg:y2="4.907cm" draw:start-shape="id7" draw:start-glue-point="7" draw:end-shape="id8" draw:end-glue-point="6" svg:d="M4064 4907h1270" svg:viewBox="0 0 1271 1">
          <text:p/>
        </draw:connector>
        <draw:custom-shape draw:style-name="gr7" draw:text-style-name="P7" xml:id="id9" draw:id="id9" draw:layer="layout" svg:width="3.556cm" svg:height="2.54cm" svg:x="7.62cm" svg:y="3.637cm">
          <text:p text:style-name="P1">OpenVINO</text:p>
          <text:p text:style-name="P1">Code</text:p>
          <text:p text:style-name="P1">(C++)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6" draw:layer="layout" svg:x1="6.35cm" svg:y1="4.907cm" svg:x2="7.62cm" svg:y2="4.907cm" draw:start-shape="id8" draw:start-glue-point="10" draw:end-shape="id9" draw:end-glue-point="5" svg:d="M6350 4907h1270" svg:viewBox="0 0 1271 1">
          <text:p/>
        </draw:connector>
        <draw:custom-shape draw:style-name="gr3" draw:text-style-name="P4" xml:id="id11" draw:id="id11" draw:layer="layout" svg:width="3.556cm" svg:height="2.54cm" svg:x="14.732cm" svg:y="3.633cm">
          <text:p text:style-name="P3"><text:span text:style-name="T1">O</text:span><text:span text:style-name="T1">p</text:span><text:span text:style-name="T1">e</text:span><text:span text:style-name="T1">n</text:span><text:span text:style-name="T1">V</text:span><text:span text:style-name="T1">I</text:span><text:span text:style-name="T1">N</text:span><text:span text:style-name="T1">O</text:span></text:p>
          <text:p text:style-name="P3"><text:span text:style-name="T1">I</text:span><text:span text:style-name="T1">n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</text:span></text:p>
          <text:p text:style-name="P3"><text:span text:style-name="T1">E</text:span><text:span text:style-name="T1">n</text:span><text:span text:style-name="T1">g</text:span><text:span text:style-name="T1">i</text:span><text:span text:style-name="T1">n</text:span><text:span text:style-name="T1">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0" draw:id="id10" draw:layer="layout" svg:width="2.54cm" svg:height="2.032cm" svg:x="8.128cm" svg:y="0.508cm">
          <text:p text:style-name="P1">Test</text:p>
          <text:p text:style-name="P1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6" draw:layer="layout" svg:x1="9.398cm" svg:y1="2.54cm" svg:x2="9.398cm" svg:y2="3.637cm" draw:start-shape="id10" draw:start-glue-point="7" draw:end-shape="id9" draw:end-glue-point="4" svg:d="M9398 2540v1097" svg:viewBox="0 0 1 1098">
          <text:p/>
        </draw:connector>
        <draw:custom-shape draw:style-name="gr4" draw:text-style-name="P5" draw:layer="layout" svg:width="2.54cm" svg:height="2.032cm" svg:x="15.24cm" svg:y="0.518cm">
          <text:p text:style-name="P1">Result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6" draw:layer="layout" draw:type="line" svg:x1="11.176cm" svg:y1="4.907cm" svg:x2="14.732cm" svg:y2="4.903cm" draw:start-shape="id9" draw:start-glue-point="7" draw:end-shape="id11" draw:end-glue-point="3" svg:d="M11176 4907l3556-4" svg:viewBox="0 0 3557 5">
          <text:p/>
        </draw:connector>
        <draw:connector draw:style-name="gr5" draw:text-style-name="P6" draw:layer="layout" draw:type="line" svg:x1="18.288cm" svg:y1="11.003cm" svg:x2="19.558cm" svg:y2="10.993cm" draw:start-shape="id6" draw:start-glue-point="1" draw:end-shape="id12" draw:end-glue-point="6" svg:d="M18288 11003l1270-10" svg:viewBox="0 0 1271 11">
          <text:p/>
        </draw:connector>
        <draw:line draw:style-name="gr5" draw:text-style-name="P6" draw:layer="layout" svg:x1="11.176cm" svg:y1="3.637cm" svg:x2="15.24cm" svg:y2="1.605cm">
          <text:p/>
        </draw:line>
        <draw:connector draw:style-name="gr5" draw:text-style-name="P6" draw:layer="layout" svg:x1="20.193cm" svg:y1="10.104cm" svg:x2="9.398cm" svg:y2="6.177cm" draw:start-shape="id12" draw:start-glue-point="5" draw:end-shape="id9" draw:end-glue-point="6" svg:d="M20193 10104v-1963h-10795v-1964" svg:viewBox="0 0 10796 3928">
          <text:p/>
        </draw:connector>
        <draw:frame draw:style-name="gr10" draw:text-style-name="P10" draw:layer="layout" svg:width="2.921cm" svg:height="0.725cm" svg:x="4.445cm" svg:y="3.72cm">
          <draw:text-box>
            <text:p text:style-name="P9"><text:span text:style-name="T2">Programmer</text:span></text:p>
          </draw:text-box>
        </draw:frame>
        <draw:custom-shape draw:style-name="gr11" draw:text-style-name="P11" xml:id="id13" draw:id="id13" draw:layer="layout" svg:width="2.54cm" svg:height="1.905cm" svg:x="19.985cm" svg:y="3.864cm">
          <text:p text:style-name="P1">MyriadX</text:p>
          <text:p text:style-name="P1">VPU</text:p>
          <draw:enhanced-geometry svg:viewBox="0 0 21600 21600" draw:glue-points="?f7 0 ?f6 ?f1 0 ?f10 ?f6 21600 ?f4 ?f10 21600 ?f9" draw:path-stretchpoint-x="10800" draw:path-stretchpoint-y="10800" draw:text-areas="0 ?f1 ?f4 ?f12" draw:type="cube" draw:modifiers="1548.9287275907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" draw:text-style-name="P6" draw:layer="layout" draw:type="line" svg:x1="18.288cm" svg:y1="4.903cm" svg:x2="19.985cm" svg:y2="4.885cm" draw:start-shape="id11" draw:start-glue-point="1" draw:end-shape="id13" draw:end-glue-point="6" svg:d="M18288 4903l1697-18" svg:viewBox="0 0 1698 19">
          <text:p/>
        </draw:connector>
        <draw:custom-shape draw:style-name="gr12" draw:text-style-name="P12" draw:layer="layout" svg:width="0.889cm" svg:height="1.016cm" svg:x="10.741cm" svg:y="11.43cm">
          <text:p text:style-name="P1"><text:span text:style-name="T3">py</text:span></text:p>
          <draw:enhanced-geometry svg:viewBox="0 0 21600 21600" draw:glue-points="10800 0 0 10800 10800 21600 21600 10800" draw:text-areas="0 0 21600 ?f11" draw:type="paper" draw:modifiers="16788.377723970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2" draw:layer="layout" svg:width="0.889cm" svg:height="1.016cm" svg:x="3.629cm" svg:y="11.43cm">
          <text:p text:style-name="P1"><text:span text:style-name="T3">py</text:span></text:p>
          <draw:enhanced-geometry svg:viewBox="0 0 21600 21600" draw:glue-points="10800 0 0 10800 10800 21600 21600 10800" draw:text-areas="0 0 21600 ?f11" draw:type="paper" draw:modifiers="16788.377723970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2" draw:layer="layout" svg:width="0.889cm" svg:height="1.016cm" svg:x="17.907cm" svg:y="11.43cm">
          <text:p text:style-name="P1"><text:span text:style-name="T3">py</text:span></text:p>
          <draw:enhanced-geometry svg:viewBox="0 0 21600 21600" draw:glue-points="10800 0 0 10800 10800 21600 21600 10800" draw:text-areas="0 0 21600 ?f11" draw:type="paper" draw:modifiers="16788.377723970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08cm" fo:margin-bottom="0.508cm" fo:margin-left="0.508cm" fo:margin-right="0.508cm" fo:page-width="23.114cm" fo:page-height="12.9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08:03:34.767454667</meta:creation-date>
    <dc:date>2020-08-18T08:52:19.958358741</dc:date>
    <meta:editing-duration>PT23M6S</meta:editing-duration>
    <meta:editing-cycles>2</meta:editing-cycles>
    <meta:generator>LibreOffice/6.4.4.2$Linux_X86_64 LibreOffice_project/40$Build-2</meta:generator>
    <meta:document-statistic meta:object-count="31"/>
  </office:meta>
</office:document-meta>
</file>